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officeooo:rsid="001858a0"/>
    </style:style>
    <style:style style:name="T2" style:family="text">
      <style:text-properties officeooo:rsid="001910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résentation des données à l'utilisateur</text:p>
      <text:p text:style-name="P1"/>
      <text:p text:style-name="P2"/>
      <text:p text:style-name="P2"><text:tab/>Lors du chargement du site, on sera automatiquement amené sur une page d'authentification pour <text:span text:style-name="T1">s’identifier en tant qu’utilisateur enregistré</text:span>.</text:p>
      <text:p text:style-name="P2"><text:tab/>Une fois connecté, le site sera composé d'une page principale qui intégrera la liste des participants au projet OPERA Val de Loire. Pour un simple lecteur, il sera possible d'avoir accès à la liste des participants qui le concerne. Il pourra donc faire un tri pour affiner les personnes dont il veut les informations, et exporter les données de celles-ci. La liste des participants sera donc accompagné d'une barre de recherche, ainsi que des filtres leur permettant d'être plus précis dans la recherche.</text:p>
      <text:p text:style-name="P2"><text:tab/></text:p>
      <text:p text:style-name="P2"><text:tab/>Un contributeur, quant à lui, aura le même accès que les lecteurs, avec en plus les droits de modifications sur les participants qui lui sont attribués. En ce qui concerne la modification, le contributeur aura accès à une page regroupant toutes les informations entrées pour le participant, ayant pour choix de les enregistrer, ou de les exporter pour la personne choisie. Le contributeur a également le droit de supprimer un participant de la liste, si celui-ci y a accès.</text:p>
      <text:p text:style-name="P2"><text:tab/></text:p>
      <text:p text:style-name="P2"><text:tab/>Enfin, l'administrateur <text:span text:style-name="T2">pourra en</text:span> plus, <text:span text:style-name="T2">avoir</text:span> accès à une page différente, dans laquelle il pourra gérer chaque utilisateur, leur rôle au sein de l'association, ainsi que les modèles que ces derniers pourront utiliser pour ajouter des données à la liste de participants. Un menu lui sera également accessible permettant d'avoir accès aux différentes institutions qui sont impliqués dans le projet (qui envoie des participants dans l'association), ainsi que les différents tags qui seront utilisés pour définir les tâches du participant au sein de l'association.</text:p>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3:57:31.10</meta:creation-date>
    <dc:date>2018-11-06T10:43:46.746000000</dc:date>
    <meta:editing-duration>PT1H59M56S</meta:editing-duration>
    <meta:editing-cycles>5</meta:editing-cycles>
    <meta:generator>LibreOffice/5.4.7.2$Windows_X86_64 LibreOffice_project/c838ef25c16710f8838b1faec480ebba495259d0</meta:generator>
    <meta:document-statistic meta:table-count="0" meta:image-count="0" meta:object-count="0" meta:page-count="1" meta:paragraph-count="8" meta:word-count="270" meta:character-count="1729" meta:non-whitespace-character-count="1457"/>
  </office:meta>
</office:document-meta>
</file>